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ffffff" loext:opacity="100%" style:font-name="DeepSeek-CJK-patch" fo:font-size="16.5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ffffff" loext:opacity="100%" style:font-name="Menlo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padding="0cm" fo:border="none"/>
      <style:text-properties fo:color="#ffffff" loext:opacity="100%"/>
    </style:style>
    <style:style style:name="P4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fo:color="#ffffff" loext:opacity="100%" style:font-name="DeepSeek-CJK-patch" fo:font-size="16.5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ffffff" loext:opacity="100%" style:font-name="Menlo" officeooo:paragraph-rsid="000847b5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Questão 1 - Preparação dos Dados</text:h>
      <text:p text:style-name="P2">a) Carregue o dataset 'wage' e divida-o em <text:span text:style-name="T1">conjuntos</text:span> de treino (80%) e teste (20%) usando a semente 302 (como no exemplo). Mostre as dimensões de cada conjunto.</text:p>
      <text:p text:style-name="P3"/>
      <text:p text:style-name="P2">b) Padronize as mesmas variáveis do exemplo (cols). Explique por que não padronizamos variáveis binárias/dummies.</text:p>
      <text:h text:style-name="P4" text:outline-level="2">Questão 2 - Implementação do Modelo Ridge</text:h>
      <text:p text:style-name="P2">a) Implemente a regressão Ridge usando glmnet() com alpha=0. Encontre o melhor lambda usando validação cruzada (cv.glmnet()).</text:p>
      <text:h text:style-name="P4" text:outline-level="2">Questão 3 - Avaliação do Modelo</text:h>
      <text:p text:style-name="P2">a) Calcule e interprete o R² e RMSE para os conjuntos de treino e teste usando a função eval_results() do exemplo.</text:p>
      <text:p text:style-name="P3"/>
      <text:p text:style-name="P2">b) Com base nestas métricas, o modelo apresenta overfitting? Justifique.</text:p>
      <text:h text:style-name="P4" text:outline-level="2">Questão 4 - Predição e Interpretação</text:h>
      <text:p text:style-name="P2"><text:s/>a) Faça uma predição para um novo caso com as seguintes características:</text:p>
      <text:p text:style-name="P5">- husage = 45 anos</text:p>
      <text:p text:style-name="P2">- husearns = 600 US$</text:p>
      <text:p text:style-name="P2">- huseduc = 12 anos</text:p>
      <text:p text:style-name="P2">- hushrs = 35 horas</text:p>
      <text:p text:style-name="P2">- earns = 400 US$</text:p>
      <text:p text:style-name="P2">- age = 40 anos</text:p>
      <text:p text:style-name="P2">- educ = 12 anos</text:p>
      <text:p text:style-name="P5">- Todas as variáveis dummy = 0</text:p>
      <text:p text:style-name="P3"/>
      <text:p text:style-name="P2">b) Converta o valor predito padronizado para o valor nominal e interprete o resultado.</text:p>
      <text:p text:style-name="P3"/>
      <text:p text:style-name="P2">c) Calcule o intervalo de confiança de 95% para esta prediçã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5T13:36:26.509850400</meta:creation-date>
    <dc:date>2025-05-15T16:24:10.287345100</dc:date>
    <meta:editing-duration>PT16M3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20" meta:word-count="196" meta:character-count="1099" meta:non-whitespace-character-count="923"/>
  </office:meta>
</office:document-meta>
</file>